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69mm"/>
    </style:style>
    <style:style style:name="co2" style:family="table-column">
      <style:table-column-properties fo:break-before="auto" style:column-width="23.05mm"/>
    </style:style>
    <style:style style:name="co3" style:family="table-column">
      <style:table-column-properties fo:break-before="auto" style:column-width="65.55mm"/>
    </style:style>
    <style:style style:name="co4" style:family="table-column">
      <style:table-column-properties fo:break-before="auto" style:column-width="25.29mm"/>
    </style:style>
    <style:style style:name="co5" style:family="table-column">
      <style:table-column-properties fo:break-before="auto" style:column-width="25.9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5.29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1.76pt solid #000000"/>
      <style:paragraph-properties fo:text-align="center" fo:margin-left="0m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fo:color="#4c4c4c" style:text-outline="false" style:text-line-through-style="none" style:text-line-through-type="none" style:font-name="Ubuntu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12pt" style:language-asian="zh" style:country-asian="CN" style:font-style-asian="normal" style:font-weight-asian="normal" style:font-name-complex="Ubuntu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border="1.76pt solid #000000" style:vertical-align="middle"/>
      <style:paragraph-properties fo:text-align="start" fo:margin-left="0m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1.76pt solid #000000"/>
      <style:paragraph-properties fo:text-align="start" fo:margin-left="0mm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7" style:family="table-cell" style:parent-style-name="Default">
      <style:table-cell-properties style:vertical-align="middle"/>
    </style:style>
    <style:style style:name="T1" style:family="text">
      <style:text-properties fo:color="#4c4c4c"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C4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3" table:default-cell-style-name="ce25"/>
        <table:table-column table:style-name="co4" table:default-cell-style-name="ce21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9" office:value-type="string" calcext:value-type="string">
            <text:p>Prénom</text:p>
          </table:table-cell>
          <table:table-cell table:style-name="ce19" office:value-type="string" calcext:value-type="string">
            <text:p>Nom</text:p>
          </table:table-cell>
          <table:table-cell table:style-name="ce5" office:value-type="string" calcext:value-type="string">
            <text:p>Bureau</text:p>
          </table:table-cell>
          <table:table-cell table:style-name="ce19" office:value-type="string" calcext:value-type="string">
            <text:p>E-mail</text:p>
          </table:table-cell>
          <table:table-cell table:style-name="ce26" office:value-type="string" calcext:value-type="string">
            <text:p>Adhérent 2019</text:p>
          </table:table-cell>
          <table:table-cell table:style-name="ce26" office:value-type="string" calcext:value-type="string">
            <text:p>Adhérent 2020</text:p>
          </table:table-cell>
          <table:table-cell/>
          <table:table-cell table:style-name="ce26" table:number-columns-repeated="1016"/>
        </table:table-row>
        <table:table-row table:style-name="ro1">
          <table:table-cell table:style-name="ce19" office:value-type="string" calcext:value-type="string">
            <text:p>Arnaud </text:p>
          </table:table-cell>
          <table:table-cell table:style-name="ce22" office:value-type="string" calcext:value-type="string">
            <text:p><text:span text:style-name="T1">Leruste</text:span></text:p>
          </table:table-cell>
          <table:table-cell table:style-name="ce5" office:value-type="string" calcext:value-type="string">
            <text:p>Secrétaire</text:p>
          </table:table-cell>
          <table:table-cell table:style-name="ce23" office:value-type="string" calcext:value-type="string">
            <text:p>leruste11@yahoo.fr</text:p>
          </table:table-cell>
          <table:table-cell table:number-columns-repeated="2" table:style-name="ce26" office:value-type="string" calcext:value-type="string">
            <text:p>o</text:p>
          </table:table-cell>
          <table:table-cell/>
          <table:table-cell table:style-name="ce26" table:number-columns-repeated="1016"/>
        </table:table-row>
        <table:table-row table:style-name="ro1">
          <table:table-cell table:style-name="ce19" office:value-type="string" calcext:value-type="string">
            <text:p>Bruno</text:p>
          </table:table-cell>
          <table:table-cell table:style-name="ce19" office:value-type="string" calcext:value-type="string">
            <text:p>Leruste</text:p>
          </table:table-cell>
          <table:table-cell table:style-name="ce5" office:value-type="string" calcext:value-type="string">
            <text:p>Trésorier</text:p>
          </table:table-cell>
          <table:table-cell table:style-name="ce23" office:value-type="string" calcext:value-type="string">
            <text:p>bruledesign@gmail.com</text:p>
          </table:table-cell>
          <table:table-cell table:number-columns-repeated="2" table:style-name="ce26" office:value-type="string" calcext:value-type="string">
            <text:p>o</text:p>
          </table:table-cell>
          <table:table-cell/>
          <table:table-cell table:style-name="ce26" table:number-columns-repeated="1016"/>
        </table:table-row>
        <table:table-row table:style-name="ro1">
          <table:table-cell table:style-name="ce19" office:value-type="string" calcext:value-type="string">
            <text:p>Catherine</text:p>
          </table:table-cell>
          <table:table-cell table:style-name="ce19" office:value-type="string" calcext:value-type="string">
            <text:p>Gentric</text:p>
          </table:table-cell>
          <table:table-cell table:style-name="ce19"/>
          <table:table-cell table:style-name="ce23" office:value-type="string" calcext:value-type="string">
            <text:p><text:a xlink:href="mailto:catherine.gentric@free.fr" xlink:type="simple">catherine.gentric@free.fr</text:a></text:p>
          </table:table-cell>
          <table:table-cell table:number-columns-repeated="2" table:style-name="ce26" office:value-type="string" calcext:value-type="string">
            <text:p>o</text:p>
          </table:table-cell>
          <table:table-cell/>
          <table:table-cell table:style-name="ce26" table:number-columns-repeated="1016"/>
        </table:table-row>
        <table:table-row table:style-name="ro1">
          <table:table-cell table:style-name="ce19" office:value-type="string" calcext:value-type="string">
            <text:p>Jacqueline</text:p>
          </table:table-cell>
          <table:table-cell table:style-name="ce19" office:value-type="string" calcext:value-type="string">
            <text:p>Collignon</text:p>
          </table:table-cell>
          <table:table-cell table:style-name="ce19"/>
          <table:table-cell table:style-name="ce23" office:value-type="string" calcext:value-type="string">
            <text:p>roland.collignon@wanadoo.fr</text:p>
          </table:table-cell>
          <table:table-cell table:number-columns-repeated="2" table:style-name="ce26" office:value-type="string" calcext:value-type="string">
            <text:p>o</text:p>
          </table:table-cell>
          <table:table-cell table:style-name="ce26"/>
          <table:table-cell table:style-name="ce27" table:number-columns-repeated="1016"/>
        </table:table-row>
        <table:table-row table:style-name="ro1">
          <table:table-cell table:style-name="ce19" office:value-type="string" calcext:value-type="string">
            <text:p>Marie</text:p>
          </table:table-cell>
          <table:table-cell table:style-name="ce19" office:value-type="string" calcext:value-type="string">
            <text:p>Surel</text:p>
          </table:table-cell>
          <table:table-cell table:style-name="ce19"/>
          <table:table-cell table:style-name="ce23" office:value-type="string" calcext:value-type="string">
            <text:p>mariesurel@gmail.com</text:p>
          </table:table-cell>
          <table:table-cell table:number-columns-repeated="2" table:style-name="ce26" office:value-type="string" calcext:value-type="string">
            <text:p>o</text:p>
          </table:table-cell>
          <table:table-cell table:style-name="ce27" table:number-columns-repeated="1017"/>
        </table:table-row>
        <table:table-row table:style-name="ro1">
          <table:table-cell table:style-name="ce19" office:value-type="string" calcext:value-type="string">
            <text:p>Marie-Sarah</text:p>
          </table:table-cell>
          <table:table-cell table:style-name="ce19" office:value-type="string" calcext:value-type="string">
            <text:p>Laroche</text:p>
          </table:table-cell>
          <table:table-cell table:style-name="ce19"/>
          <table:table-cell table:style-name="ce23" office:value-type="string" calcext:value-type="string">
            <text:p><text:a xlink:href="mailto:mslaroche96@gmail.com" xlink:type="simple">mslaroche96@gmail.com</text:a></text:p>
          </table:table-cell>
          <table:table-cell table:style-name="ce26"/>
          <table:table-cell table:style-name="ce26" office:value-type="string" calcext:value-type="string">
            <text:p>o</text:p>
          </table:table-cell>
          <table:table-cell table:style-name="ce27" table:number-columns-repeated="1017"/>
        </table:table-row>
        <table:table-row table:style-name="ro1">
          <table:table-cell table:style-name="ce19" office:value-type="string" calcext:value-type="string">
            <text:p>Olivier</text:p>
          </table:table-cell>
          <table:table-cell table:style-name="ce19" office:value-type="string" calcext:value-type="string">
            <text:p>Marais</text:p>
          </table:table-cell>
          <table:table-cell table:style-name="ce19"/>
          <table:table-cell table:style-name="ce23" office:value-type="string" calcext:value-type="string">
            <text:p>oliviermarais2797@gmail.com</text:p>
          </table:table-cell>
          <table:table-cell table:number-columns-repeated="2" table:style-name="ce26" office:value-type="string" calcext:value-type="string">
            <text:p>o</text:p>
          </table:table-cell>
          <table:table-cell table:style-name="ce27" table:number-columns-repeated="1017"/>
        </table:table-row>
        <table:table-row table:style-name="ro1">
          <table:table-cell table:style-name="ce19" office:value-type="string" calcext:value-type="string">
            <text:p>Régis</text:p>
          </table:table-cell>
          <table:table-cell table:style-name="ce19" office:value-type="string" calcext:value-type="string">
            <text:p>Leruste</text:p>
          </table:table-cell>
          <table:table-cell table:style-name="ce5" office:value-type="string" calcext:value-type="string">
            <text:p>Président</text:p>
          </table:table-cell>
          <table:table-cell table:style-name="ce23" office:value-type="string" calcext:value-type="string">
            <text:p><text:a xlink:href="mailto:regis.leruste@free.fr" xlink:type="simple">regis.leruste@free.fr</text:a></text:p>
          </table:table-cell>
          <table:table-cell table:number-columns-repeated="2" table:style-name="ce26" office:value-type="string" calcext:value-type="string">
            <text:p>o</text:p>
          </table:table-cell>
          <table:table-cell table:style-name="ce27" table:number-columns-repeated="1017"/>
        </table:table-row>
        <table:table-row table:style-name="ro1">
          <table:table-cell table:style-name="ce19" office:value-type="string" calcext:value-type="string">
            <text:p>Alain</text:p>
          </table:table-cell>
          <table:table-cell table:style-name="ce19" office:value-type="string" calcext:value-type="string">
            <text:p>Marais</text:p>
          </table:table-cell>
          <table:table-cell table:style-name="ce19"/>
          <table:table-cell table:style-name="ce23" office:value-type="string" calcext:value-type="string">
            <text:p><text:a xlink:href="mailto:alainmarais@outlook.com" xlink:type="simple">alainmarais@outlook.com</text:a></text:p>
          </table:table-cell>
          <table:table-cell table:style-name="ce26"/>
          <table:table-cell table:style-name="ce27" table:number-columns-repeated="1018"/>
        </table:table-row>
        <table:table-row table:style-name="ro1">
          <table:table-cell table:style-name="ce19" office:value-type="string" calcext:value-type="string">
            <text:p>Annie</text:p>
          </table:table-cell>
          <table:table-cell table:style-name="ce19" office:value-type="string" calcext:value-type="string">
            <text:p>Marais</text:p>
          </table:table-cell>
          <table:table-cell table:style-name="ce19"/>
          <table:table-cell table:style-name="ce23" office:value-type="string" calcext:value-type="string">
            <text:p><text:a xlink:href="mailto:anniemarais1946@gmail.com" xlink:type="simple">anniemarais1946@gmail.com</text:a></text:p>
          </table:table-cell>
          <table:table-cell table:style-name="ce26"/>
          <table:table-cell table:style-name="ce27" table:number-columns-repeated="1018"/>
        </table:table-row>
        <table:table-row table:style-name="ro1">
          <table:table-cell table:style-name="ce19" office:value-type="string" calcext:value-type="string">
            <text:p>Antoine</text:p>
          </table:table-cell>
          <table:table-cell table:style-name="ce19" office:value-type="string" calcext:value-type="string">
            <text:p>Turmel</text:p>
          </table:table-cell>
          <table:table-cell table:style-name="ce19"/>
          <table:table-cell table:style-name="ce23" office:value-type="string" calcext:value-type="string">
            <text:p>antoine.turmel@bluelab44.fr</text:p>
          </table:table-cell>
          <table:table-cell table:style-name="ce26"/>
          <table:table-cell table:style-name="ce27" table:number-columns-repeated="1018"/>
        </table:table-row>
        <table:table-row table:style-name="ro1">
          <table:table-cell table:style-name="ce19" office:value-type="string" calcext:value-type="string">
            <text:p>Edina</text:p>
          </table:table-cell>
          <table:table-cell table:style-name="ce19" table:number-columns-repeated="2"/>
          <table:table-cell table:style-name="ce23" office:value-type="string" calcext:value-type="string">
            <text:p>edinacz_design@yahoo.com</text:p>
          </table:table-cell>
          <table:table-cell table:style-name="ce26"/>
          <table:table-cell table:style-name="ce27" table:number-columns-repeated="1018"/>
        </table:table-row>
        <table:table-row table:style-name="ro1">
          <table:table-cell table:style-name="ce19" office:value-type="string" calcext:value-type="string">
            <text:p>Marie</text:p>
          </table:table-cell>
          <table:table-cell table:style-name="ce19" office:value-type="string" calcext:value-type="string">
            <text:p>Leruste</text:p>
          </table:table-cell>
          <table:table-cell table:style-name="ce19"/>
          <table:table-cell table:style-name="ce23" office:value-type="string" calcext:value-type="string">
            <text:p><text:a xlink:href="mailto:marieloisonleruste@gmail.com" xlink:type="simple">marieloisonleruste@gmail.com</text:a></text:p>
          </table:table-cell>
          <table:table-cell table:style-name="ce26"/>
          <table:table-cell table:style-name="ce27" table:number-columns-repeated="1018"/>
        </table:table-row>
        <table:table-row table:style-name="ro1">
          <table:table-cell table:style-name="ce19" office:value-type="string" calcext:value-type="string">
            <text:p>Nadine</text:p>
          </table:table-cell>
          <table:table-cell table:style-name="ce19" office:value-type="string" calcext:value-type="string">
            <text:p>Coedel</text:p>
          </table:table-cell>
          <table:table-cell table:style-name="ce19"/>
          <table:table-cell table:style-name="ce23" office:value-type="string" calcext:value-type="string">
            <text:p><text:a xlink:href="mailto:nadine.coedel@germe.com" xlink:type="simple">nadine.coedel@germe.com</text:a></text:p>
          </table:table-cell>
          <table:table-cell table:style-name="ce26"/>
          <table:table-cell table:style-name="ce27" table:number-columns-repeated="1018"/>
        </table:table-row>
        <table:table-row table:style-name="ro2">
          <table:table-cell table:style-name="ce20" office:value-type="string" calcext:value-type="string">
            <text:p>Anne Laure</text:p>
          </table:table-cell>
          <table:table-cell table:style-name="ce20" office:value-type="string" calcext:value-type="string">
            <text:p>Mesguen</text:p>
          </table:table-cell>
          <table:table-cell table:style-name="ce20"/>
          <table:table-cell table:style-name="ce24" office:value-type="string" calcext:value-type="string">
            <text:p>al.mesguen@benevolt.fr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Henri René</text:p>
          </table:table-cell>
          <table:table-cell table:style-name="ce20" office:value-type="string" calcext:value-type="string">
            <text:p>Dardant</text:p>
          </table:table-cell>
          <table:table-cell table:style-name="ce20"/>
          <table:table-cell table:style-name="ce24" office:value-type="string" calcext:value-type="string">
            <text:p>hrdardant@orange.fr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Philippe</text:p>
          </table:table-cell>
          <table:table-cell table:style-name="ce20" office:value-type="string" calcext:value-type="string">
            <text:p>Bonnet</text:p>
          </table:table-cell>
          <table:table-cell table:style-name="ce20"/>
          <table:table-cell table:style-name="ce24" office:value-type="string" calcext:value-type="string">
            <text:p><text:a xlink:href="mailto:phil.bonnet@laposte.net" xlink:type="simple">phil.bonnet@laposte.net</text:a>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Stéphane</text:p>
          </table:table-cell>
          <table:table-cell table:style-name="ce20" office:value-type="string" calcext:value-type="string">
            <text:p>Kerbart</text:p>
          </table:table-cell>
          <table:table-cell table:style-name="ce20"/>
          <table:table-cell table:style-name="ce24" office:value-type="string" calcext:value-type="string">
            <text:p><text:a xlink:href="mailto:stephane.kerbart@2018.icam.fr" xlink:type="simple">stephane.kerbart@2018.icam.fr</text:a>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Thérèse</text:p>
          </table:table-cell>
          <table:table-cell table:style-name="ce20" office:value-type="string" calcext:value-type="string">
            <text:p>Corcuff</text:p>
          </table:table-cell>
          <table:table-cell table:style-name="ce20"/>
          <table:table-cell table:style-name="ce24" office:value-type="string" calcext:value-type="string">
            <text:p>titi.corcuff@free.fr</text:p>
          </table:table-cell>
          <table:table-cell table:number-columns-repeated="1019"/>
        </table:table-row>
        <table:table-row table:style-name="ro3" table:number-rows-repeated="1048555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  <table:database-ranges>
        <table:database-range table:name="__Anonymous_Sheet_DB__0" table:target-range-address="Feuille1.A1:Feuille1.F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border="0.06pt solid #000000" fo:padding="0mm" style:shadow="none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8pt" fo:font-weight="bold"/>
    </style:style>
  </office:automatic-styles>
  <office:master-styles>
    <style:master-page style:name="Default" style:page-layout-name="Mpm1">
      <style:header>
        <text:p><text:span text:style-name="MT1">Liste des menbres du bureau en date du </text:span><text:span text:style-name="MT1"><text:date style:data-style-name="N2" text:date-value="2020-09-11">00/00/0000</text:date></text:span></text:p>
      </style:header>
      <style:header-left style:display="false"/>
      <style:footer>
        <text:p><text:file-name text:display="full">???</text:file-na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1">00/00/0000</text:date>, <text:time style:data-style-name="N2" text:time-value="11:32:13.6813172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15:04:58.091289991</meta:creation-date>
    <meta:generator>LibreOffice/6.0.7.3$Linux_X86_64 LibreOffice_project/00m0$Build-3</meta:generator>
    <dc:date>2020-09-11T12:52:26.653954723</dc:date>
    <meta:editing-duration>PT3H12M24S</meta:editing-duration>
    <meta:editing-cycles>11</meta:editing-cycles>
    <meta:print-date>2020-07-22T19:55:36.239399506</meta:print-date>
    <meta:document-statistic meta:table-count="1" meta:cell-count="80" meta:object-count="0"/>
  </office:meta>
</office:document-meta>
</file>